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20c92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0374dde"/>
    </style:style>
    <style:style style:name="T45" style:family="text">
      <style:text-properties style:font-name="EB Garamond 12 All SC" fo:font-style="normal" officeooo:rsid="02375320" style:font-style-asian="normal" style:font-style-complex="normal"/>
    </style:style>
    <style:style style:name="T46" style:family="text">
      <style:text-properties style:font-name="EB Garamond 12 All SC" fo:font-style="normal" officeooo:rsid="024e5be4" style:font-style-asian="normal" style:font-style-complex="normal"/>
    </style:style>
    <style:style style:name="T47" style:family="text">
      <style:text-properties officeooo:rsid="013faaaf"/>
    </style:style>
    <style:style style:name="T48" style:family="text">
      <style:text-properties officeooo:rsid="01fc5184"/>
    </style:style>
    <style:style style:name="T49" style:family="text">
      <style:text-properties officeooo:rsid="02317916"/>
    </style:style>
    <style:style style:name="T50" style:family="text">
      <style:text-properties officeooo:rsid="02320032"/>
    </style:style>
    <style:style style:name="T51" style:family="text">
      <style:text-properties officeooo:rsid="02375320"/>
    </style:style>
    <style:style style:name="T52" style:family="text">
      <style:text-properties officeooo:rsid="02392168"/>
    </style:style>
    <style:style style:name="T53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47">7</text:span></text:p>
      <text:p text:style-name="P29"/>
      <text:p text:style-name="P29"/>
      <text:p text:style-name="P25">© 201<text:span text:style-name="T47">7</text:span> by Wolfgang Skala. This edition is licensed under the Creative Commons Attribution<text:span text:style-name="T42">-NonCommercial-ShareAlike</text:span> 4.0 International License. To view a copy of this license, visit http://creativecommons.org/licenses/by<text:span text:style-name="T43">-nc-sa</text:span>/4.0/. </text:p>
      <text:p text:style-name="P24"/>
      <text:p text:style-name="P26">Music engraving by LilyPond 2.18.0 (http://www.lilypond.org).<text:span text:style-name="T41"><text:line-break/>Front matter</text:span> typeset with EB Garamond (http://www.georgduffner.at/ebgaramond).</text:p>
      <text:p text:style-name="P29"/>
      <text:p text:style-name="P23">First <text:span text:style-name="T51">edition</text:span>, <text:span text:style-name="T53">October</text:span> 201<text:span text:style-name="T47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51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52">manuscript as closely a reasonably possible</text:span>.<text:span text:style-name="T48"> A</text:span>ny changes <text:span text:style-name="T40">that were introduced </text:span>by the editor are indicated by <text:span text:style-name="T53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2"><text:note text:id="ftn1" text:note-class="footnote"><text:note-citation>1</text:note-citation><text:note-body><text:p text:style-name="P37">Abbreviations: <text:span text:style-name="T51">cb, contrabass; Ms, manuscript; pf, piano</text:span>;<text:span text:style-name="T44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3"><text:line-break/><text:line-break/></text:span><text:span text:style-name="T45">ii – </text:span><text:span text:style-name="T46">l a n g s a m <text:s text:c="2"/>u n d <text:s text:c="2"/>s e h r <text:s text:c="2"/>g e s a n g s v o l l</text:span></text:p>
      <text:p text:style-name="P5"/>
      <text:p text:style-name="P13"><text:span text:style-name="T1">Bar<text:tab/>Staff<text:tab/>Note</text:span><text:span text:style-name="T2"><text:line-break/></text:span><text:span text:style-name="T20"><text:line-break/></text:span></text:p>
      <text:p text:style-name="P14"/>
      <text:p text:style-name="P14"><text:span text:style-name="T14"><text:line-break/></text:span><text:span text:style-name="T45">iii – </text:span></text:p>
      <text:p text:style-name="P6"/>
      <text:p text:style-name="P15"><text:span text:style-name="T1">Bar<text:tab/>Staff<text:tab/>Note</text:span><text:span text:style-name="T2"><text:line-break/></text:span><text:span text:style-name="T15"><text:line-break/></text:span><text:span text:style-name="T21"><text:line-break/></text:span><text:soft-page-break/><text:span text:style-name="T15"><text:line-break/></text:span><text:span text:style-name="T45">iv – </text:span></text:p>
      <text:p text:style-name="P7"/>
      <text:p text:style-name="P16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49">wolfgang</text:span> (at) <text:span text:style-name="T49">esser-skala</text:span>.at<text:span text:style-name="T49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1">Salzburg, </text:span><text:span text:style-name="T27">October</text:span><text:span text:style-name="T11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50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31T22:49:33.993484516</dc:date>
    <dc:creator>Wolfgang Skala</dc:creator>
    <meta:editing-duration>P6DT9H41M8S</meta:editing-duration>
    <meta:editing-cycles>53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28" meta:character-count="2503" meta:non-whitespace-character-count="2048"/>
  </office:meta>
</office:document-meta>
</file>